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18c" officeooo:paragraph-rsid="00103277"/>
    </style:style>
    <style:style style:name="P2" style:family="paragraph" style:parent-style-name="Preformatted_20_Text">
      <style:text-properties fo:font-weight="bold" officeooo:rsid="0017c18c" officeooo:paragraph-rsid="001032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Đến cả con khỉ cũng hiểu được lệnh Gi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1:14:07.365713600</meta:creation-date>
    <dc:date>2021-04-25T20:48:04.391408203</dc:date>
    <meta:editing-duration>PT14M1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" meta:word-count="9" meta:character-count="38" meta:non-whitespace-character-count="30"/>
  </office:meta>
</office:document-meta>
</file>